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Montserrat" svg:font-family="Montserra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9423in" style:use-optimal-column-width="false"/>
    </style:style>
    <style:style style:name="Table1" style:family="table" style:master-page-name="MP0">
      <style:table-properties style:width="6.9423in" fo:margin-left="-0.245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Standard" style:family="paragraph">
      <style:paragraph-properties fo:break-before="page" style:snap-to-layout-grid="false"/>
      <style:text-properties style:font-name="Arial" style:font-name-complex="Arial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" style:parent-style-name="Fonteparág.padrão" style:family="text">
      <style:text-properties style:font-name="Arial" style:font-name-asian="Arial" style:font-name-complex="Arial"/>
    </style:style>
    <style:style style:name="P17" style:parent-style-name="Standard" style:family="paragraph">
      <style:paragraph-properties fo:text-indent="0.2958in"/>
      <style:text-properties style:font-name="Arial" style:font-name-complex="Arial"/>
    </style:style>
    <style:style style:name="TableColumn19" style:family="table-column">
      <style:table-column-properties style:column-width="6.9784in" style:use-optimal-column-width="false"/>
    </style:style>
    <style:style style:name="Table18" style:family="table">
      <style:table-properties style:width="6.9784in" fo:margin-left="-0.2763in" table:align="left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top="0.0833in" fo:margin-bottom="0.0833in"/>
      <style:text-properties style:font-name="Arial" style:font-name-complex="Arial"/>
    </style:style>
    <style:style style:name="P23" style:parent-style-name="Standard" style:family="paragraph">
      <style:paragraph-properties fo:margin-top="0.0833in" fo:margin-bottom="0.0833in"/>
    </style:style>
    <style:style style:name="T24" style:parent-style-name="Fonteparág.padrão" style:family="text">
      <style:text-properties style:font-name="Arial" style:font-name-complex="Arial"/>
    </style:style>
    <style:style style:name="TableRow25" style:family="table-row">
      <style:table-row-properties style:use-optimal-row-height="false" fo:keep-together="alway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top="0.0833in" fo:margin-bottom="0.0833in"/>
      <style:text-properties style:font-name="Arial" style:font-name-complex="Arial"/>
    </style:style>
    <style:style style:name="P28" style:parent-style-name="Standard" style:family="paragraph">
      <style:paragraph-properties fo:margin-top="0.0833in" fo:margin-bottom="0.0833in"/>
      <style:text-properties style:font-name="Arial" style:font-name-complex="Arial"/>
    </style:style>
    <style:style style:name="TableRow29" style:family="table-row">
      <style:table-row-properties style:use-optimal-row-height="false" fo:keep-together="alway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top="0.0833in" fo:margin-bottom="0.0833in"/>
    </style:style>
    <style:style style:name="T32" style:parent-style-name="Fonteparág.padrão" style:family="text">
      <style:text-properties style:font-name="Arial" style:font-name-complex="Arial"/>
    </style:style>
    <style:style style:name="T33" style:parent-style-name="Fonteparág.padrão" style:family="text">
      <style:text-properties style:font-name="Roboto" fo:color="#222222" fo:font-size="10.5pt" style:font-size-asian="10.5pt" style:font-size-complex="10.5pt" fo:background-color="#FFFFFF"/>
    </style:style>
    <style:style style:name="P34" style:parent-style-name="Standard" style:family="paragraph">
      <style:paragraph-properties fo:margin-top="0.0833in" fo:margin-bottom="0.0833in"/>
    </style:style>
    <style:style style:name="T35" style:parent-style-name="Fonteparág.padrão" style:family="text">
      <style:text-properties style:font-name="Arial" style:font-name-complex="Arial"/>
    </style:style>
    <style:style style:name="T36" style:parent-style-name="Hyperlink" style:family="text">
      <style:text-properties style:font-name="Arial" style:font-name-complex="Arial"/>
    </style:style>
    <style:style style:name="T37" style:parent-style-name="Fonteparág.padrão" style:family="text">
      <style:text-properties style:font-name="Arial" style:font-name-complex="Arial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top="0.0833in" fo:margin-bottom="0.0833in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" style:parent-style-name="Fonteparág.padrão" style:family="text">
      <style:text-properties style:font-name="Arial" style:font-name-complex="Arial"/>
    </style:style>
    <style:style style:name="T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top="0.0833in" fo:margin-bottom="0.0833in"/>
    </style:style>
    <style:style style:name="T48" style:parent-style-name="Fonteparág.padrão" style:family="text">
      <style:text-properties style:font-name="Arial" style:font-name-complex="Arial"/>
    </style:style>
    <style:style style:name="T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0" style:parent-style-name="Standard" style:family="paragraph">
      <style:text-properties style:font-name="Arial" style:font-name-complex="Arial" fo:font-weight="bold" style:font-weight-asian="bold"/>
    </style:style>
    <style:style style:name="P51" style:parent-style-name="Standard" style:family="paragraph">
      <style:text-properties style:font-name="Arial" style:font-name-complex="Arial" fo:font-weight="bold" style:font-weight-asian="bold"/>
    </style:style>
    <style:style style:name="P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olumn54" style:family="table-column">
      <style:table-column-properties style:column-width="6.8958in" style:use-optimal-column-width="false"/>
    </style:style>
    <style:style style:name="Table53" style:family="table">
      <style:table-properties style:width="6.8958in" fo:margin-left="-0.2451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top="0.0833in" fo:margin-bottom="0.0833in"/>
    </style:style>
    <style:style style:name="T58" style:parent-style-name="Fonteparág.padrão" style:family="text">
      <style:text-properties style:font-name="Arial" style:font-name-complex="Arial" fo:color="#222222" fo:background-color="#FFFFFF"/>
    </style:style>
    <style:style style:name="P59" style:parent-style-name="Standard" style:family="paragraph">
      <style:text-properties style:font-name="Arial" style:font-name-complex="Arial"/>
    </style:style>
    <style:style style:name="T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1" style:parent-style-name="Fonteparág.padrão" style:family="text">
      <style:text-properties style:font-name="Arial" style:font-name-complex="Arial"/>
    </style:style>
    <style:style style:name="TableColumn63" style:family="table-column">
      <style:table-column-properties style:column-width="6.9583in" style:use-optimal-column-width="false"/>
    </style:style>
    <style:style style:name="Table62" style:family="table">
      <style:table-properties style:width="6.9583in" fo:margin-left="-0.2243in" table:align="left"/>
    </style:style>
    <style:style style:name="TableRow64" style:family="table-row">
      <style:table-row-properties style:min-row-height="0.8479in"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  <style:text-properties style:font-name="Arial" style:font-name-complex="Arial" fo:font-size="12pt" style:font-size-asian="12pt" style:font-size-complex="12pt"/>
    </style:style>
    <style:style style:name="P67" style:parent-style-name="Standard" style:family="paragraph">
      <style:paragraph-properties style:snap-to-layout-grid="false"/>
      <style:text-properties style:font-name="Arial" style:font-name-complex="Arial" fo:font-size="12pt" style:font-size-asian="12pt" style:font-size-complex="12pt"/>
    </style:style>
    <style:style style:name="P68" style:parent-style-name="Standard" style:family="paragraph">
      <style:paragraph-properties style:snap-to-layout-grid="false"/>
      <style:text-properties style:font-name="Arial" style:font-name-complex="Arial" fo:font-size="12pt" style:font-size-asian="12pt" style:font-size-complex="12pt"/>
    </style:style>
    <style:style style:name="P69" style:parent-style-name="Standard" style:family="paragraph">
      <style:paragraph-properties style:snap-to-layout-grid="false"/>
      <style:text-properties style:font-name="Arial" style:font-name-complex="Arial" fo:font-size="12pt" style:font-size-asian="12pt" style:font-size-complex="12pt"/>
    </style:style>
    <style:style style:name="P70" style:parent-style-name="Standard" style:family="paragraph">
      <style:paragraph-properties style:snap-to-layout-grid="false"/>
      <style:text-properties style:font-name="Arial" style:font-name-complex="Arial" fo:font-size="12pt" style:font-size-asian="12pt" style:font-size-complex="12pt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olumn74" style:family="table-column">
      <style:table-column-properties style:column-width="6.9486in" style:use-optimal-column-width="false"/>
    </style:style>
    <style:style style:name="Table73" style:family="table">
      <style:table-properties style:width="6.9486in" fo:margin-left="-0.2243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Web" style:family="paragraph">
      <style:paragraph-properties fo:margin-top="0in" fo:background-color="#FFFFFF"/>
    </style:style>
    <style:style style:name="T78" style:parent-style-name="Fonteparág.padrão" style:family="text">
      <style:text-properties style:font-name="Arial" style:font-name-complex="Arial"/>
    </style:style>
    <style:style style:name="T79" style:parent-style-name="Fonteparág.padrão" style:family="text">
      <style:text-properties style:font-name="Arial" style:font-name-complex="Arial" fo:color="#000000"/>
    </style:style>
    <style:style style:name="T80" style:parent-style-name="Forte" style:family="text">
      <style:text-properties style:font-name="Arial" style:font-name-complex="Arial" fo:font-weight="normal" style:font-weight-asian="normal" style:font-weight-complex="normal" fo:color="#000000"/>
    </style:style>
    <style:style style:name="T81" style:parent-style-name="Fonteparág.padrão" style:family="text">
      <style:text-properties style:font-name="Arial" style:font-name-complex="Arial" fo:color="#000000"/>
    </style:style>
    <style:style style:name="P82" style:parent-style-name="NormalWeb" style:family="paragraph">
      <style:paragraph-properties fo:margin-top="0in" fo:background-color="#FFFFFF"/>
    </style:style>
    <style:style style:name="T83" style:parent-style-name="Fonteparág.padrão" style:family="text">
      <style:text-properties style:font-name="Arial" style:font-name-complex="Arial"/>
    </style:style>
    <style:style style:name="T84" style:parent-style-name="Fonteparág.padrão" style:family="text">
      <style:text-properties style:font-name="Arial" style:font-name-complex="Arial" fo:color="#222222" fo:background-color="#FFFFFF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 fo:color="#222222" fo:background-color="#FFFFFF"/>
    </style:style>
    <style:style style:name="T87" style:parent-style-name="Fonteparág.padrão" style:family="text">
      <style:text-properties style:font-name="Arial" style:font-name-complex="Arial" fo:color="#222222" fo:background-color="#FFFFFF"/>
    </style:style>
    <style:style style:name="T88" style:parent-style-name="Fonteparág.padrão" style:family="text">
      <style:text-properties style:font-name="Arial" style:font-name-complex="Arial"/>
    </style:style>
    <style:style style:name="T89" style:parent-style-name="Fonteparág.padrão" style:family="text">
      <style:text-properties style:font-name="Arial" style:font-name-complex="Arial" fo:color="#222222" fo:background-color="#FFFFFF"/>
    </style:style>
    <style:style style:name="T90" style:parent-style-name="Fonteparág.padrão" style:family="text">
      <style:text-properties style:font-name="Arial" style:font-name-complex="Arial"/>
    </style:style>
    <style:style style:name="P91" style:parent-style-name="NormalWeb" style:family="paragraph">
      <style:paragraph-properties fo:background-color="#FFFFFF"/>
      <style:text-properties style:font-name="Arial" style:font-name-complex="Arial" fo:font-weight="bold" style:font-weight-asian="bold" style:font-weight-complex="bold"/>
    </style:style>
    <style:style style:name="P92" style:parent-style-name="NormalWeb" style:family="paragraph">
      <style:paragraph-properties fo:margin-top="0in" fo:background-color="#FFFFFF"/>
      <style:text-properties style:font-name="Arial" style:font-name-complex="Arial"/>
    </style:style>
    <style:style style:name="P93" style:parent-style-name="Standard" style:family="paragraph">
      <style:text-properties style:font-name="Arial" style:font-name-complex="Arial"/>
    </style:style>
    <style:style style:name="P94" style:parent-style-name="Standard" style:family="paragraph">
      <style:text-properties style:font-name="Arial" style:font-name-complex="Arial"/>
    </style:style>
    <style:style style:name="P9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olumn97" style:family="table-column">
      <style:table-column-properties style:column-width="6.959in" style:use-optimal-column-width="false"/>
    </style:style>
    <style:style style:name="Table96" style:family="table">
      <style:table-properties style:width="6.959in" fo:margin-left="-0.2347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style:font-name="Arial" style:font-name-complex="Arial"/>
    </style:style>
    <style:style style:name="P101" style:parent-style-name="Standard" style:family="paragraph">
      <style:paragraph-properties fo:line-height="150%"/>
    </style:style>
    <style:style style:name="T10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3" style:parent-style-name="Normal" style:family="paragraph">
      <style:paragraph-properties fo:widows="2" fo:orphans="2" style:vertical-align="auto" fo:margin-bottom="0.3125in" fo:background-color="#FFFFFF"/>
      <style:text-properties style:font-name="Arial" style:font-name-complex="Arial" fo:color="#000000" fo:letter-spacing="-0.0048in" fo:font-size="12pt" style:font-size-asian="12pt" style:font-size-complex="12pt" style:language-asian="pt" style:country-asian="BR" style:language-complex="ar" style:country-complex="SA" fo:hyphenate="true"/>
    </style:style>
    <style:style style:name="P104" style:parent-style-name="Normal" style:family="paragraph">
      <style:paragraph-properties fo:widows="2" fo:orphans="2" style:vertical-align="auto" fo:margin-bottom="0.3125in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05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06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T107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T108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P10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10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T111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P112" style:parent-style-name="Normal" style:family="paragraph">
      <style:paragraph-properties fo:widows="2" fo:orphans="2" style:vertical-align="auto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13" style:parent-style-name="Normal" style:family="paragraph">
      <style:paragraph-properties fo:widows="2" fo:orphans="2" style:vertical-align="auto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14" style:parent-style-name="Normal" style:family="paragraph">
      <style:paragraph-properties fo:widows="2" fo:orphans="2" style:vertical-align="auto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15" style:parent-style-name="Normal" style:family="paragraph">
      <style:paragraph-properties fo:widows="2" fo:orphans="2" style:vertical-align="auto" fo:margin-bottom="0.3125in" fo:background-color="#FFFFFF"/>
      <style:text-properties fo:hyphenate="true"/>
    </style:style>
    <style:style style:name="T116" style:parent-style-name="Fonteparág.padrão" style:family="text">
      <style:text-properties style:font-name="Arial" style:font-name-complex="Arial" fo:color="#000000" fo:letter-spacing="-0.0048in" fo:font-size="12pt" style:font-size-asian="12pt" style:font-size-complex="12pt" style:language-asian="pt" style:country-asian="BR" style:language-complex="ar" style:country-complex="SA"/>
    </style:style>
    <style:style style:name="P117" style:parent-style-name="Normal" style:family="paragraph">
      <style:paragraph-properties fo:widows="2" fo:orphans="2" style:vertical-align="auto" fo:margin-bottom="0.3125in" fo:background-color="#FFFFFF"/>
      <style:text-properties fo:hyphenate="true"/>
    </style:style>
    <style:style style:name="T118" style:parent-style-name="Fonteparág.padrão" style:family="text">
      <style:text-properties style:font-name="Arial" style:font-name-complex="Arial" fo:color="#000000" fo:letter-spacing="-0.0048in" fo:font-size="12pt" style:font-size-asian="12pt" style:font-size-complex="12pt" style:language-asian="pt" style:country-asian="BR" style:language-complex="ar" style:country-complex="SA"/>
    </style:style>
    <style:style style:name="T119" style:parent-style-name="Fonteparág.padrão" style:family="text">
      <style:text-properties style:font-name="Arial" style:font-name-complex="Arial" fo:color="#000000" fo:letter-spacing="-0.0048in" fo:font-size="12pt" style:font-size-asian="12pt" style:font-size-complex="12pt" style:language-asian="pt" style:country-asian="BR" style:language-complex="ar" style:country-complex="SA"/>
    </style:style>
    <style:style style:name="P12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1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 fo:hyphenate="true"/>
    </style:style>
    <style:style style:name="P122" style:parent-style-name="Normal" style:family="paragraph">
      <style:paragraph-properties fo:widows="2" fo:orphans="2" style:vertical-align="auto" fo:margin-bottom="0.1111in" style:line-height-at-least="0.1631in" fo:background-color="#FFFFFF"/>
      <style:text-properties fo:hyphenate="true"/>
    </style:style>
    <style:style style:name="T123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T124" style:parent-style-name="Fonteparág.padrão" style:family="text"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/>
    </style:style>
    <style:style style:name="T125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T126" style:parent-style-name="Fonteparág.padrão" style:family="text"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/>
    </style:style>
    <style:style style:name="P127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28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29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000000" fo:font-size="12pt" style:font-size-asian="12pt" style:font-size-complex="12pt" style:language-asian="pt" style:country-asian="BR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 fo:margin-bottom="0.1111in" style:line-height-at-least="0.1631in" fo:background-color="#FFFFFF"/>
      <style:text-properties fo:hyphenate="true"/>
    </style:style>
    <style:style style:name="T132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P133" style:parent-style-name="Standard" style:family="paragraph">
      <style:paragraph-properties fo:line-height="150%" fo:margin-left="0.5in">
        <style:tab-stops/>
      </style:paragraph-properties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4" style:parent-style-name="Standard" style:family="paragraph">
      <style:paragraph-properties fo:line-height="150%"/>
    </style:style>
    <style:style style:name="T13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6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 fo:hyphenate="true"/>
    </style:style>
    <style:style style:name="P137" style:parent-style-name="Normal" style:family="paragraph">
      <style:paragraph-properties fo:widows="2" fo:orphans="2" style:vertical-align="auto" fo:margin-bottom="0.1111in" style:line-height-at-least="0.1631in" fo:background-color="#FFFFFF"/>
      <style:text-properties fo:hyphenate="true"/>
    </style:style>
    <style:style style:name="T138" style:parent-style-name="Fonteparág.padrão" style:family="text"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/>
    </style:style>
    <style:style style:name="T139" style:parent-style-name="Fonteparág.padrão" style:family="text">
      <style:text-properties style:font-name="Arial" style:font-name-complex="Arial" fo:color="#040C28" fo:font-size="12pt" style:font-size-asian="12pt" style:font-size-complex="12pt" style:language-asian="pt" style:country-asian="BR" style:language-complex="ar" style:country-complex="SA"/>
    </style:style>
    <style:style style:name="T140" style:parent-style-name="Fonteparág.padrão" style:family="text">
      <style:text-properties style:font-name="Arial" style:font-name-complex="Arial" fo:color="#202124" fo:font-size="12pt" style:font-size-asian="12pt" style:font-size-complex="12pt" style:language-asian="pt" style:country-asian="BR" style:language-complex="ar" style:country-complex="SA"/>
    </style:style>
    <style:style style:name="P141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 fo:hyphenate="true"/>
    </style:style>
    <style:style style:name="P142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 fo:hyphenate="true"/>
    </style:style>
    <style:style style:name="P143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 fo:hyphenate="true"/>
    </style:style>
    <style:style style:name="P144" style:parent-style-name="Normal" style:family="paragraph">
      <style:paragraph-properties fo:widows="2" fo:orphans="2" style:vertical-align="auto" fo:margin-bottom="0.1111in" style:line-height-at-least="0.1631in" fo:background-color="#FFFFFF"/>
      <style:text-properties style:font-name="Arial" style:font-name-complex="Arial" fo:color="#222222" fo:font-size="12pt" style:font-size-asian="12pt" style:font-size-complex="12pt" style:language-asian="pt" style:country-asian="BR" style:language-complex="ar" style:country-complex="SA" fo:hyphenate="true"/>
    </style:style>
    <style:style style:name="P145" style:parent-style-name="Standard" style:family="paragraph">
      <style:paragraph-properties fo:line-height="150%" fo:margin-left="0.5in">
        <style:tab-stops/>
      </style:paragraph-properties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olumn150" style:family="table-column">
      <style:table-column-properties style:column-width="6.959in" style:use-optimal-column-width="false"/>
    </style:style>
    <style:style style:name="Table149" style:family="table">
      <style:table-properties style:width="6.959in" fo:margin-left="-0.2347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style:font-name="Arial" style:font-name-complex="Arial"/>
    </style:style>
    <style:style style:name="P154" style:parent-style-name="NormalWeb" style:family="paragraph">
      <style:paragraph-properties fo:margin-top="0in" fo:background-color="#FFFFFF"/>
      <style:text-properties style:font-name="Arial" style:font-name-complex="Arial" fo:color="#222222" fo:background-color="#FFFFFF"/>
    </style:style>
    <style:style style:name="P155" style:parent-style-name="NormalWeb" style:family="paragraph">
      <style:paragraph-properties fo:margin-top="0in" fo:background-color="#FFFFFF"/>
      <style:text-properties style:font-name="Arial" style:font-name-complex="Arial" fo:font-size="11pt" style:font-size-asian="11pt" style:font-size-complex="11pt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T15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olumn161" style:family="table-column">
      <style:table-column-properties style:column-width="6.9347in" style:use-optimal-column-width="false"/>
    </style:style>
    <style:style style:name="Table160" style:family="table">
      <style:table-properties style:width="6.9347in" fo:margin-left="-0.2138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Arial" style:font-name-asian="Calibri" style:font-name-complex="Arial" style:language-asian="pt" style:country-asian="BR"/>
    </style:style>
    <style:style style:name="P165" style:parent-style-name="Standard" style:family="paragraph">
      <style:text-properties style:font-name="Arial" style:font-name-asian="Calibri" style:font-name-complex="Arial" fo:font-size="12pt" style:font-size-asian="12pt" style:font-size-complex="12pt" style:language-asian="pt" style:country-asian="BR"/>
    </style:style>
    <style:style style:name="P166" style:parent-style-name="Standard" style:family="paragraph">
      <style:text-properties style:font-name="Arial" style:font-name-asian="Calibri" style:font-name-complex="Arial" fo:font-size="12pt" style:font-size-asian="12pt" style:font-size-complex="12pt" style:language-asian="pt" style:country-asian="BR"/>
    </style:style>
    <style:style style:name="P167" style:parent-style-name="Standard" style:family="paragraph">
      <style:paragraph-properties fo:line-height="150%"/>
    </style:style>
    <style:style style:name="T1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69" style:parent-style-name="Standard" style:family="paragraph">
      <style:paragraph-properties fo:line-height="150%"/>
    </style:style>
    <style:style style:name="T17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71" style:parent-style-name="Standard" style:family="paragraph">
      <style:paragraph-properties fo:line-height="150%"/>
    </style:style>
    <style:style style:name="T1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73" style:parent-style-name="Standard" style:family="paragraph">
      <style:paragraph-properties fo:line-height="150%"/>
      <style:text-properties style:font-name="Arial" style:font-name-asian="Calibri" style:font-name-complex="Arial" fo:font-size="12pt" style:font-size-asian="12pt" style:font-size-complex="12pt" style:language-asian="pt" style:country-asian="BR"/>
    </style:style>
    <style:style style:name="P174" style:parent-style-name="Standard" style:family="paragraph">
      <style:paragraph-properties fo:line-height="150%"/>
    </style:style>
    <style:style style:name="T17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76" style:parent-style-name="Standard" style:family="paragraph">
      <style:paragraph-properties fo:line-height="150%"/>
    </style:style>
    <style:style style:name="T17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78" style:parent-style-name="Standard" style:family="paragraph">
      <style:paragraph-properties fo:line-height="150%" fo:margin-left="0.5in">
        <style:tab-stops/>
      </style:paragraph-properties>
      <style:text-properties style:font-name="Arial" style:font-name-asian="Calibri" style:font-name-complex="Arial" style:language-asian="pt" style:country-asian="BR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paragraph-properties fo:line-height="150%"/>
    </style:style>
    <style:style style:name="P181" style:parent-style-name="Standard" style:family="paragraph">
      <style:paragraph-properties fo:line-height="150%"/>
    </style:style>
    <style:style style:name="T182" style:parent-style-name="Fonteparág.padrão" style:family="text">
      <style:text-properties style:font-name="Arial" style:font-name-asian="Arial" style:font-name-complex="Arial"/>
    </style:style>
    <style:style style:name="T1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olumn185" style:family="table-column">
      <style:table-column-properties style:column-width="6.9138in" style:use-optimal-column-width="false"/>
    </style:style>
    <style:style style:name="Table184" style:family="table">
      <style:table-properties style:width="6.9138in" fo:margin-left="-0.193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line-height="150%"/>
    </style:style>
    <style:style style:name="T1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90" style:parent-style-name="Standard" style:family="paragraph">
      <style:paragraph-properties fo:line-height="150%"/>
    </style:style>
    <style:style style:name="T19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92" style:parent-style-name="Standard" style:family="paragraph">
      <style:paragraph-properties fo:line-height="150%"/>
      <style:text-properties style:font-name="Arial" style:font-name-complex="Arial" fo:color="#000000" fo:font-size="12pt" style:font-size-asian="12pt" style:font-size-complex="12pt"/>
    </style:style>
    <style:style style:name="P193" style:parent-style-name="Standard" style:family="paragraph">
      <style:paragraph-properties fo:line-height="150%"/>
    </style:style>
    <style:style style:name="T194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95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96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97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98" style:parent-style-name="Standard" style:family="paragraph">
      <style:paragraph-properties fo:line-height="150%"/>
    </style:style>
    <style:style style:name="T19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0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201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202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203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204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205" style:parent-style-name="Standard" style:family="paragraph">
      <style:paragraph-properties fo:line-height="150%"/>
      <style:text-properties style:font-name="Arial" style:font-name-complex="Arial"/>
    </style:style>
    <style:style style:name="T20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olumn209" style:family="table-column">
      <style:table-column-properties style:column-width="6.9034in" style:use-optimal-column-width="false"/>
    </style:style>
    <style:style style:name="Table208" style:family="table">
      <style:table-properties style:width="6.9034in" fo:margin-left="-0.1826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line-height="150%"/>
    </style:style>
    <style:style style:name="P213" style:parent-style-name="Standard" style:family="paragraph">
      <style:paragraph-properties fo:line-height="150%"/>
    </style:style>
    <style:style style:name="T2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15" style:parent-style-name="Standard" style:family="paragraph">
      <style:paragraph-properties fo:line-height="150%" fo:margin-left="0.5in">
        <style:tab-stops/>
      </style:paragraph-properties>
    </style:style>
    <style:style style:name="T2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7" style:parent-style-name="Hyperlink" style:family="text">
      <style:text-properties fo:background-color="#FFFFFF"/>
    </style:style>
    <style:style style:name="T218" style:parent-style-name="Hyperlink" style:family="text">
      <style:text-properties fo:background-color="#FFFFFF"/>
    </style:style>
    <style:style style:name="T219" style:parent-style-name="Fonteparág.padrão" style:family="text">
      <style:text-properties fo:color="#222222" fo:background-color="#FFFFFF"/>
    </style:style>
    <style:style style:name="P220" style:parent-style-name="Standard" style:family="paragraph">
      <style:paragraph-properties fo:line-height="150%" fo:margin-left="0.5in">
        <style:tab-stops/>
      </style:paragraph-properties>
    </style:style>
    <style:style style:name="T221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222" style:parent-style-name="Hyperlink" style:family="text">
      <style:text-properties style:font-name="Helvetica" fo:color="#1155CC" fo:font-size="13.5pt" style:font-size-asian="13.5pt" style:font-size-complex="13.5pt" fo:background-color="#FFFFFF"/>
    </style:style>
    <style:style style:name="T223" style:parent-style-name="Fonteparág.padrão" style:family="text">
      <style:text-properties style:font-name="Helvetica" fo:color="#374151" fo:font-size="13.5pt" style:font-size-asian="13.5pt" style:font-size-complex="13.5pt" fo:background-color="#FFFFFF"/>
    </style:style>
    <style:style style:name="P224" style:parent-style-name="Título2" style:family="paragraph">
      <style:paragraph-properties fo:margin-top="0in" fo:margin-bottom="0.3125in" fo:background-color="#FFFFFF"/>
    </style:style>
    <style:style style:name="T225" style:parent-style-name="Fonteparág.padrão" style:family="text">
      <style:text-properties style:font-name="Arial" style:font-name-complex="Arial" fo:font-weight="normal" style:font-weight-asian="normal" style:font-weight-complex="normal" fo:color="#374151" fo:font-size="12pt" style:font-size-asian="12pt" style:font-size-complex="12pt" fo:background-color="#FFFFFF"/>
    </style:style>
    <style:style style:name="T226" style:parent-style-name="Fonteparág.padrão" style:family="text">
      <style:text-properties style:font-name="Arial" style:font-name-complex="Arial" fo:font-weight="normal" style:font-weight-asian="normal" style:font-weight-complex="normal" fo:color="#374151" fo:font-size="12pt" style:font-size-asian="12pt" style:font-size-complex="12pt" fo:background-color="#FFFFFF"/>
    </style:style>
    <style:style style:name="T227" style:parent-style-name="Hyperlink" style:family="text">
      <style:text-properties style:font-name="Montserrat" fo:font-weight="normal" style:font-weight-asian="normal" style:font-weight-complex="normal" fo:color="#1155CC" fo:letter-spacing="-0.0048in" fo:font-size="12pt" style:font-size-asian="12pt" style:font-size-complex="12pt"/>
    </style:style>
    <style:style style:name="P228" style:parent-style-name="Standard" style:family="paragraph">
      <style:paragraph-properties fo:line-height="150%" fo:margin-left="0.5in">
        <style:tab-stops/>
      </style:paragraph-properties>
    </style:style>
    <style:style style:name="P229" style:parent-style-name="Standard" style:family="paragraph">
      <style:paragraph-properties fo:line-height="150%"/>
      <style:text-properties style:font-name="Arial" style:font-name-complex="Arial" fo:color="#000000" fo:font-size="12pt" style:font-size-asian="12pt" style:font-size-complex="12pt"/>
    </style:style>
    <style:style style:name="P230" style:parent-style-name="Standard" style:family="paragraph">
      <style:paragraph-properties fo:line-height="150%" fo:margin-left="0.5in">
        <style:tab-stops/>
      </style:paragraph-properties>
    </style:style>
    <style:style style:name="T231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T232" style:parent-style-name="Hyperlink" style:family="text">
      <style:text-properties fo:background-color="#FFFFFF"/>
    </style:style>
    <style:style style:name="T233" style:parent-style-name="Fonteparág.padrão" style:family="text">
      <style:text-properties fo:color="#222222" fo:background-color="#FFFFFF"/>
    </style:style>
    <style:style style:name="P234" style:parent-style-name="Normal" style:family="paragraph">
      <style:paragraph-properties fo:margin-bottom="0.1111in" style:line-height-at-least="0.1631in" fo:background-color="#FFFFFF"/>
    </style:style>
    <style:style style:name="T235" style:parent-style-name="Fonteparág.padrão" style:family="text">
      <style:text-properties fo:color="#222222" fo:background-color="#FFFFFF"/>
    </style:style>
    <style:style style:name="T236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237" style:parent-style-name="Hyperlink" style:family="text">
      <style:text-properties style:font-name="Calibri" style:font-name-complex="Calibri" fo:font-size="11pt" style:font-size-asian="11pt" style:font-size-complex="11pt"/>
    </style:style>
    <style:style style:name="P238" style:parent-style-name="Normal" style:family="paragraph">
      <style:paragraph-properties fo:margin-bottom="0.1111in" style:line-height-at-least="0.1631in" fo:background-color="#FFFFFF"/>
    </style:style>
    <style:style style:name="T239" style:parent-style-name="Fonteparág.padrão" style:family="text">
      <style:text-properties style:font-name="Calibri" style:font-name-complex="Calibri" fo:color="#222222" fo:font-size="11pt" style:font-size-asian="11pt" style:font-size-complex="11pt"/>
    </style:style>
    <style:style style:name="T240" style:parent-style-name="Fonteparág.padrão" style:family="text">
      <style:text-properties style:font-name="Calibri" style:font-name-complex="Calibri" fo:color="#222222" fo:font-size="11pt" style:font-size-asian="11pt" style:font-size-complex="11pt"/>
    </style:style>
    <style:style style:name="T241" style:parent-style-name="Fonteparág.padrão" style:family="text">
      <style:text-properties style:font-name="Arial" style:font-name-complex="Arial" fo:color="#222222" fo:font-size="12pt" style:font-size-asian="12pt" style:font-size-complex="12pt"/>
    </style:style>
    <style:style style:name="T242" style:parent-style-name="Fonteparág.padrão" style:family="text">
      <style:text-properties style:font-name="Arial" style:font-name-complex="Arial" fo:color="#222222" fo:font-size="12pt" style:font-size-asian="12pt" style:font-size-complex="12pt"/>
    </style:style>
    <style:style style:name="T243" style:parent-style-name="Hyperlink" style:family="text">
      <style:text-properties style:font-name="Calibri" style:font-name-complex="Calibri" fo:font-size="11pt" style:font-size-asian="11pt" style:font-size-complex="11pt" fo:background-color="#FFFFFF"/>
    </style:style>
    <style:style style:name="P244" style:parent-style-name="Normal" style:family="paragraph">
      <style:paragraph-properties fo:margin-bottom="0.1111in" style:line-height-at-least="0.1631in" fo:background-color="#FFFFFF"/>
    </style:style>
    <style:style style:name="T24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7" style:parent-style-name="Hyperlink" style:family="text">
      <style:text-properties style:font-name="Calibri" style:font-name-complex="Calibri" fo:color="#1155CC" fo:font-size="11pt" style:font-size-asian="11pt" style:font-size-complex="11pt" fo:background-color="#FFFFFF"/>
    </style:style>
    <style:style style:name="T248" style:parent-style-name="Fonteparág.padrão" style:family="text">
      <style:text-properties style:font-name="Calibri" style:font-name-complex="Calibri" fo:color="#222222" fo:font-size="11pt" style:font-size-asian="11pt" style:font-size-complex="11pt" fo:background-color="#FFFFFF"/>
    </style:style>
    <style:style style:name="P249" style:parent-style-name="Standard" style:family="paragraph">
      <style:paragraph-properties fo:line-height="150%"/>
    </style:style>
    <style:style style:name="T250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251" style:parent-style-name="Standard" style:family="paragraph">
      <style:paragraph-properties fo:line-height="150%"/>
    </style:style>
    <style:style style:name="T2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4" style:parent-style-name="Hyperlink" style:family="text">
      <style:text-properties fo:font-size="10pt" style:font-size-asian="10pt" style:font-size-complex="10pt" fo:background-color="#FFFFFF"/>
    </style:style>
    <style:style style:name="T255" style:parent-style-name="Fonteparág.padrão" style:family="text">
      <style:text-properties fo:color="#222222" fo:font-size="10pt" style:font-size-asian="10pt" style:font-size-complex="10pt" fo:background-color="#FFFFFF"/>
    </style:style>
    <style:style style:name="P256" style:parent-style-name="Standard" style:family="paragraph">
      <style:paragraph-properties fo:line-height="150%"/>
    </style:style>
    <style:style style:name="T257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258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259" style:parent-style-name="Hyperlink" style:family="text">
      <style:text-properties fo:background-color="#FFFFFF"/>
    </style:style>
    <style:style style:name="P260" style:parent-style-name="Standard" style:family="paragraph">
      <style:paragraph-properties fo:line-height="150%"/>
    </style:style>
    <style:style style:name="T2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3" style:parent-style-name="Hyperlink" style:family="text">
      <style:text-properties fo:background-color="#FFFFFF"/>
    </style:style>
    <style:style style:name="P264" style:parent-style-name="Standard" style:family="paragraph">
      <style:paragraph-properties fo:line-height="150%"/>
    </style:style>
    <style:style style:name="T2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6" style:parent-style-name="Hyperlink" style:family="text">
      <style:text-properties style:font-name="Arial" style:font-name-complex="Arial"/>
    </style:style>
    <style:style style:name="T267" style:parent-style-name="Fonteparág.padrão" style:family="text">
      <style:text-properties style:font-name="Arial" style:font-name-complex="Arial"/>
    </style:style>
    <style:style style:name="P268" style:parent-style-name="Standard" style:family="paragraph">
      <style:text-properties style:font-name="Arial" style:font-name-complex="Arial"/>
    </style:style>
    <style:style style:name="T26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olumn272" style:family="table-column">
      <style:table-column-properties style:column-width="1.8638in" style:use-optimal-column-width="false"/>
    </style:style>
    <style:style style:name="TableColumn273" style:family="table-column">
      <style:table-column-properties style:column-width="0.4902in" style:use-optimal-column-width="false"/>
    </style:style>
    <style:style style:name="TableColumn274" style:family="table-column">
      <style:table-column-properties style:column-width="0.5104in" style:use-optimal-column-width="false"/>
    </style:style>
    <style:style style:name="TableColumn275" style:family="table-column">
      <style:table-column-properties style:column-width="0.5104in" style:use-optimal-column-width="false"/>
    </style:style>
    <style:style style:name="TableColumn276" style:family="table-column">
      <style:table-column-properties style:column-width="0.5208in" style:use-optimal-column-width="false"/>
    </style:style>
    <style:style style:name="TableColumn277" style:family="table-column">
      <style:table-column-properties style:column-width="0.552in" style:use-optimal-column-width="false"/>
    </style:style>
    <style:style style:name="TableColumn278" style:family="table-column">
      <style:table-column-properties style:column-width="0.5833in" style:use-optimal-column-width="false"/>
    </style:style>
    <style:style style:name="TableColumn279" style:family="table-column">
      <style:table-column-properties style:column-width="0.5618in" style:use-optimal-column-width="false"/>
    </style:style>
    <style:style style:name="TableColumn280" style:family="table-column">
      <style:table-column-properties style:column-width="0.5in" style:use-optimal-column-width="false"/>
    </style:style>
    <style:style style:name="TableColumn281" style:family="table-column">
      <style:table-column-properties style:column-width="0.5305in" style:use-optimal-column-width="false"/>
    </style:style>
    <style:style style:name="Table271" style:family="table">
      <style:table-properties style:width="6.6236in" fo:margin-left="0in" table:align="center"/>
    </style:style>
    <style:style style:name="TableRow282" style:family="table-row">
      <style:table-row-properties style:min-row-height="0.1576in"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4" style:parent-style-name="Fonteparág.padrão" style:family="text">
      <style:text-properties style:font-name="Arial" style:font-name-complex="Arial" fo:font-weight="bold" style:font-weight-asian="bold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6" style:parent-style-name="Fonteparág.padrão" style:family="text">
      <style:text-properties style:font-name="Arial" style:font-name-complex="Arial" fo:font-weight="bold" style:font-weight-asian="bold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8" style:parent-style-name="Fonteparág.padrão" style:family="text">
      <style:text-properties style:font-name="Arial" style:font-name-complex="Arial" fo:font-weight="bold" style:font-weight-asian="bold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0" style:parent-style-name="Fonteparág.padrão" style:family="text">
      <style:text-properties style:font-name="Arial" style:font-name-complex="Arial" fo:font-weight="bold" style:font-weight-asian="bold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2" style:parent-style-name="Fonteparág.padrão" style:family="text">
      <style:text-properties style:font-name="Arial" style:font-name-complex="Arial" fo:font-weight="bold" style:font-weight-asian="bold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4" style:parent-style-name="Fonteparág.padrão" style:family="text">
      <style:text-properties style:font-name="Arial" style:font-name-complex="Arial" fo:font-weight="bold" style:font-weight-asian="bold" fo:language="en" fo:country="US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6" style:parent-style-name="Fonteparág.padrão" style:family="text">
      <style:text-properties style:font-name="Arial" style:font-name-complex="Arial" fo:font-weight="bold" style:font-weight-asian="bold" fo:language="en" fo:country="US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8" style:parent-style-name="Fonteparág.padrão" style:family="text">
      <style:text-properties style:font-name="Arial" style:font-name-complex="Arial" fo:font-weight="bold" style:font-weight-asian="bold" fo:language="en" fo:country="US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0" style:parent-style-name="Fonteparág.padrão" style:family="text">
      <style:text-properties style:font-name="Arial" style:font-name-complex="Arial" fo:font-weight="bold" style:font-weight-asian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302" style:parent-style-name="Fonteparág.padrão" style:family="text">
      <style:text-properties style:font-name="Arial" style:font-name-complex="Arial" fo:font-weight="bold" style:font-weight-asian="bold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5" style:parent-style-name="Fonteparág.padrão" style:family="text">
      <style:text-properties style:font-name="Arial" style:font-name-complex="Arial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" style:parent-style-name="Standard" style:family="paragraph">
      <style:paragraph-properties style:snap-to-layout-grid="false"/>
      <style:text-properties style:font-name="Arial" style:font-name-complex="Arial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style:snap-to-layout-grid="false"/>
      <style:text-properties style:font-name="Arial" style:font-name-complex="Arial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" style:parent-style-name="Standard" style:family="paragraph">
      <style:paragraph-properties style:snap-to-layout-grid="false"/>
      <style:text-properties style:font-name="Arial" style:font-name-complex="Arial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/>
      <style:text-properties style:font-name="Arial" style:font-name-complex="Arial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style:snap-to-layout-grid="false"/>
      <style:text-properties style:font-name="Arial" style:font-name-complex="Arial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/>
      <style:text-properties style:font-name="Arial" style:font-name-complex="Arial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/>
      <style:text-properties style:font-name="Arial" style:font-name-complex="Arial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style:snap-to-layout-grid="false"/>
      <style:text-properties style:font-name="Arial" style:font-name-complex="Arial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style:snap-to-layout-grid="false"/>
      <style:text-properties style:font-name="Arial" style:font-name-complex="Arial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6" style:parent-style-name="Fonteparág.padrão" style:family="text">
      <style:text-properties style:font-name="Arial" style:font-name-complex="Arial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style:snap-to-layout-grid="false"/>
      <style:text-properties style:font-name="Arial" style:font-name-complex="Arial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style:snap-to-layout-grid="false"/>
      <style:text-properties style:font-name="Arial" style:font-name-complex="Arial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/>
      <style:text-properties style:font-name="Arial" style:font-name-complex="Arial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/>
      <style:text-properties style:font-name="Arial" style:font-name-complex="Arial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style:snap-to-layout-grid="false"/>
      <style:text-properties style:font-name="Arial" style:font-name-complex="Arial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style:snap-to-layout-grid="false"/>
      <style:text-properties style:font-name="Arial" style:font-name-complex="Arial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style:snap-to-layout-grid="false"/>
      <style:text-properties style:font-name="Arial" style:font-name-complex="Arial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/>
      <style:text-properties style:font-name="Arial" style:font-name-complex="Arial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/>
      <style:text-properties style:font-name="Arial" style:font-name-complex="Arial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47" style:parent-style-name="Fonteparág.padrão" style:family="text">
      <style:text-properties style:font-name="Arial" style:font-name-complex="Arial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style:snap-to-layout-grid="false"/>
      <style:text-properties style:font-name="Arial" style:font-name-complex="Arial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/>
      <style:text-properties style:font-name="Arial" style:font-name-complex="Arial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/>
      <style:text-properties style:font-name="Arial" style:font-name-complex="Arial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/>
      <style:text-properties style:font-name="Arial" style:font-name-complex="Arial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" style:parent-style-name="Standard" style:family="paragraph">
      <style:paragraph-properties style:snap-to-layout-grid="false"/>
      <style:text-properties style:font-name="Arial" style:font-name-complex="Arial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" style:parent-style-name="Standard" style:family="paragraph">
      <style:paragraph-properties style:snap-to-layout-grid="false"/>
      <style:text-properties style:font-name="Arial" style:font-name-complex="Arial"/>
    </style:style>
    <style:style style:name="TableCell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" style:parent-style-name="Standard" style:family="paragraph">
      <style:paragraph-properties style:snap-to-layout-grid="false"/>
      <style:text-properties style:font-name="Arial" style:font-name-complex="Arial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" style:parent-style-name="Standard" style:family="paragraph">
      <style:paragraph-properties style:snap-to-layout-grid="false"/>
      <style:text-properties style:font-name="Arial" style:font-name-complex="Arial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style:snap-to-layout-grid="false"/>
      <style:text-properties style:font-name="Arial" style:font-name-complex="Arial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8" style:parent-style-name="Fonteparág.padrão" style:family="text">
      <style:text-properties style:font-name="Arial" style:font-name-complex="Arial"/>
    </style:style>
    <style:style style:name="TableCell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" style:parent-style-name="Standard" style:family="paragraph">
      <style:paragraph-properties style:snap-to-layout-grid="false"/>
      <style:text-properties style:font-name="Arial" style:font-name-complex="Arial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" style:parent-style-name="Standard" style:family="paragraph">
      <style:paragraph-properties style:snap-to-layout-grid="false"/>
      <style:text-properties style:font-name="Arial" style:font-name-complex="Arial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" style:parent-style-name="Standard" style:family="paragraph">
      <style:paragraph-properties style:snap-to-layout-grid="false"/>
      <style:text-properties style:font-name="Arial" style:font-name-complex="Arial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" style:parent-style-name="Standard" style:family="paragraph">
      <style:paragraph-properties style:snap-to-layout-grid="false"/>
      <style:text-properties style:font-name="Arial" style:font-name-complex="Arial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" style:parent-style-name="Standard" style:family="paragraph">
      <style:paragraph-properties style:snap-to-layout-grid="false"/>
      <style:text-properties style:font-name="Arial" style:font-name-complex="Arial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" style:parent-style-name="Standard" style:family="paragraph">
      <style:paragraph-properties style:snap-to-layout-grid="false"/>
      <style:text-properties style:font-name="Arial" style:font-name-complex="Arial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" style:parent-style-name="Standard" style:family="paragraph">
      <style:paragraph-properties style:snap-to-layout-grid="false"/>
      <style:text-properties style:font-name="Arial" style:font-name-complex="Arial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style:snap-to-layout-grid="false"/>
      <style:text-properties style:font-name="Arial" style:font-name-complex="Arial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style:snap-to-layout-grid="false"/>
      <style:text-properties style:font-name="Arial" style:font-name-complex="Arial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89" style:parent-style-name="Fonteparág.padrão" style:family="text">
      <style:text-properties style:font-name="Arial" style:font-name-complex="Arial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" style:parent-style-name="Standard" style:family="paragraph">
      <style:paragraph-properties style:snap-to-layout-grid="false"/>
      <style:text-properties style:font-name="Arial" style:font-name-complex="Arial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" style:parent-style-name="Standard" style:family="paragraph">
      <style:paragraph-properties style:snap-to-layout-grid="false"/>
      <style:text-properties style:font-name="Arial" style:font-name-complex="Arial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style:snap-to-layout-grid="false"/>
      <style:text-properties style:font-name="Arial" style:font-name-complex="Arial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style:snap-to-layout-grid="false"/>
      <style:text-properties style:font-name="Arial" style:font-name-complex="Arial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style:snap-to-layout-grid="false"/>
      <style:text-properties style:font-name="Arial" style:font-name-complex="Arial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style:snap-to-layout-grid="false"/>
      <style:text-properties style:font-name="Arial" style:font-name-complex="Arial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style:snap-to-layout-grid="false"/>
      <style:text-properties style:font-name="Arial" style:font-name-complex="Arial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style:snap-to-layout-grid="false"/>
      <style:text-properties style:font-name="Arial" style:font-name-complex="Arial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style:snap-to-layout-grid="false"/>
      <style:text-properties style:font-name="Arial" style:font-name-complex="Arial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410" style:parent-style-name="Fonteparág.padrão" style:family="text">
      <style:text-properties style:font-name="Arial" style:font-name-complex="Arial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style:snap-to-layout-grid="false"/>
      <style:text-properties style:font-name="Arial" style:font-name-complex="Arial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style:snap-to-layout-grid="false"/>
      <style:text-properties style:font-name="Arial" style:font-name-complex="Arial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style:snap-to-layout-grid="false"/>
      <style:text-properties style:font-name="Arial" style:font-name-complex="Arial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/>
      <style:text-properties style:font-name="Arial" style:font-name-complex="Arial"/>
    </style:style>
    <style:style style:name="TableCell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" style:parent-style-name="Standard" style:family="paragraph">
      <style:paragraph-properties style:snap-to-layout-grid="false"/>
      <style:text-properties style:font-name="Arial" style:font-name-complex="Arial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" style:parent-style-name="Standard" style:family="paragraph">
      <style:paragraph-properties style:snap-to-layout-grid="false"/>
      <style:text-properties style:font-name="Arial" style:font-name-complex="Arial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/>
      <style:text-properties style:font-name="Arial" style:font-name-complex="Arial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" style:parent-style-name="Standard" style:family="paragraph">
      <style:paragraph-properties style:snap-to-layout-grid="false"/>
      <style:text-properties style:font-name="Arial" style:font-name-complex="Arial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style:snap-to-layout-grid="false"/>
      <style:text-properties style:font-name="Arial" style:font-name-complex="Arial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431" style:parent-style-name="Fonteparág.padrão" style:family="text">
      <style:text-properties style:font-name="Arial" style:font-name-complex="Arial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/>
      <style:text-properties style:font-name="Arial" style:font-name-complex="Arial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" style:parent-style-name="Standard" style:family="paragraph">
      <style:paragraph-properties style:snap-to-layout-grid="false"/>
      <style:text-properties style:font-name="Arial" style:font-name-complex="Arial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" style:parent-style-name="Standard" style:family="paragraph">
      <style:paragraph-properties style:snap-to-layout-grid="false"/>
      <style:text-properties style:font-name="Arial" style:font-name-complex="Arial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Standard" style:family="paragraph">
      <style:paragraph-properties style:snap-to-layout-grid="false"/>
      <style:text-properties style:font-name="Arial" style:font-name-complex="Arial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" style:parent-style-name="Standard" style:family="paragraph">
      <style:paragraph-properties style:snap-to-layout-grid="false"/>
      <style:text-properties style:font-name="Arial" style:font-name-complex="Arial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" style:parent-style-name="Standard" style:family="paragraph">
      <style:paragraph-properties style:snap-to-layout-grid="false"/>
      <style:text-properties style:font-name="Arial" style:font-name-complex="Arial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" style:parent-style-name="Standard" style:family="paragraph">
      <style:paragraph-properties style:snap-to-layout-grid="false"/>
      <style:text-properties style:font-name="Arial" style:font-name-complex="Arial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" style:parent-style-name="Standard" style:family="paragraph">
      <style:paragraph-properties style:snap-to-layout-grid="false"/>
      <style:text-properties style:font-name="Arial" style:font-name-complex="Arial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style:snap-to-layout-grid="false"/>
      <style:text-properties style:font-name="Arial" style:font-name-complex="Arial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452" style:parent-style-name="Fonteparág.padrão" style:family="text">
      <style:text-properties style:font-name="Arial" style:font-name-complex="Arial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/>
      <style:text-properties style:font-name="Arial" style:font-name-complex="Arial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/>
      <style:text-properties style:font-name="Arial" style:font-name-complex="Arial"/>
    </style:style>
    <style:style style:name="TableCell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/>
      <style:text-properties style:font-name="Arial" style:font-name-complex="Arial"/>
    </style:style>
    <style:style style:name="TableCell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" style:parent-style-name="Standard" style:family="paragraph">
      <style:paragraph-properties style:snap-to-layout-grid="false"/>
      <style:text-properties style:font-name="Arial" style:font-name-complex="Arial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style:snap-to-layout-grid="false"/>
      <style:text-properties style:font-name="Arial" style:font-name-complex="Arial"/>
    </style:style>
    <style:style style:name="TableCell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" style:parent-style-name="Standard" style:family="paragraph">
      <style:paragraph-properties style:snap-to-layout-grid="false"/>
      <style:text-properties style:font-name="Arial" style:font-name-complex="Arial"/>
    </style:style>
    <style:style style:name="TableCell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" style:parent-style-name="Standard" style:family="paragraph">
      <style:paragraph-properties style:snap-to-layout-grid="false"/>
      <style:text-properties style:font-name="Arial" style:font-name-complex="Arial"/>
    </style:style>
    <style:style style:name="TableCell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" style:parent-style-name="Standard" style:family="paragraph">
      <style:paragraph-properties style:snap-to-layout-grid="false"/>
      <style:text-properties style:font-name="Arial" style:font-name-complex="Arial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style:snap-to-layout-grid="false"/>
      <style:text-properties style:font-name="Arial" style:font-name-complex="Arial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473" style:parent-style-name="Fonteparág.padrão" style:family="text">
      <style:text-properties style:font-name="Arial" style:font-name-complex="Arial"/>
    </style:style>
    <style:style style:name="T474" style:parent-style-name="Fonteparág.padrão" style:family="text">
      <style:text-properties style:font-name="Arial" style:font-name-complex="Arial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style:snap-to-layout-grid="false"/>
      <style:text-properties style:font-name="Arial" style:font-name-complex="Arial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style:snap-to-layout-grid="false"/>
      <style:text-properties style:font-name="Arial" style:font-name-complex="Arial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" style:parent-style-name="Standard" style:family="paragraph">
      <style:paragraph-properties style:snap-to-layout-grid="false"/>
      <style:text-properties style:font-name="Arial" style:font-name-complex="Arial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/>
      <style:text-properties style:font-name="Arial" style:font-name-complex="Arial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style:snap-to-layout-grid="false"/>
      <style:text-properties style:font-name="Arial" style:font-name-complex="Arial"/>
    </style:style>
    <style:style style:name="TableCell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/>
      <style:text-properties style:font-name="Arial" style:font-name-complex="Arial"/>
    </style:style>
    <style:style style:name="TableCell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/>
      <style:text-properties style:font-name="Arial" style:font-name-complex="Arial"/>
    </style:style>
    <style:style style:name="TableCell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" style:parent-style-name="Standard" style:family="paragraph">
      <style:paragraph-properties style:snap-to-layout-grid="false"/>
      <style:text-properties style:font-name="Arial" style:font-name-complex="Arial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style:snap-to-layout-grid="false"/>
      <style:text-properties style:font-name="Arial" style:font-name-complex="Arial"/>
    </style:style>
    <style:style style:name="P493" style:parent-style-name="Standard" style:family="paragraph">
      <style:text-properties style:font-name="Arial" style:font-name-complex="Arial"/>
    </style:style>
    <style:style style:name="TableColumn495" style:family="table-column">
      <style:table-column-properties style:column-width="3.3027in" style:use-optimal-column-width="false"/>
    </style:style>
    <style:style style:name="TableColumn496" style:family="table-column">
      <style:table-column-properties style:column-width="1.7256in" style:use-optimal-column-width="false"/>
    </style:style>
    <style:style style:name="TableColumn497" style:family="table-column">
      <style:table-column-properties style:column-width="1.2111in" style:use-optimal-column-width="false"/>
    </style:style>
    <style:style style:name="Table494" style:family="table">
      <style:table-properties style:width="6.2395in" fo:margin-left="0in" table:align="righ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5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5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T5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P5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513" style:parent-style-name="Standard" style:family="paragraph">
      <style:text-properties style:font-name="Arial" style:font-name-complex="Arial"/>
    </style:style>
    <style:style style:name="P514" style:parent-style-name="Standard" style:family="paragraph">
      <style:text-properties style:font-name="Arial" style:font-name-complex="Arial" fo:font-weight="bold" style:font-weight-asian="bold"/>
    </style:style>
    <style:style style:family="graphic" style:name="a0" style:parent-style-name="Graphics">
      <style:graphic-properties style:wrap="parallel" style:wrap-contour="false" style:writing-mode="lr-tb" style:horizontal-rel="page-content" style:vertical-rel="page-content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14"><text:span text:style-name="T15">PRÉ-PROJETO 2024</text:span></text:p>
            <text:p text:style-name="Standard"><text:span text:style-name="T16"><text:s/></text:span></text:p>
          </table:table-cell>
        </table:table-row>
      </table:table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NOME: Ana Luiza Lima de Melo <text:s text:c="51"/>Nº 02,13.</text:p>
            <text:p text:style-name="P23"><text:span text:style-name="T24"><text:s text:c="13"/>Isis Goulart Telck <text:s text:c="81"/></text:span></text:p>
          </table:table-cell>
        </table:table-row>
        <table:table-row table:style-name="TableRow25">
          <table:table-cell table:style-name="TableCell26">
            <text:p text:style-name="P27">TELEFONE: (45) 99828-2396</text:p>
            <text:p text:style-name="P28"><text:s text:c="21"/>(45) 99936-3054</text:p>
          </table:table-cell>
        </table:table-row>
        <table:table-row table:style-name="TableRow29">
          <table:table-cell table:style-name="TableCell30">
            <text:p text:style-name="P31"><text:span text:style-name="T32">E-MAIL:<text:s/></text:span><text:span text:style-name="T33">ana.lima310807melo@gmail.com</text:span></text:p>
            <text:p text:style-name="P34"><text:span text:style-name="T35"><text:s text:c="14"/></text:span><text:a xlink:href="mailto:goularttelckisis@gmail.com" office:target-frame-name="_top" xlink:show="replace"><text:span text:style-name="T36">goularttelckisis@gmail.com</text:span></text:a><text:span text:style-name="T37"><text:s text:c="2"/></text:span></text:p>
          </table:table-cell>
        </table:table-row>
        <table:table-row table:style-name="TableRow38">
          <table:table-cell table:style-name="TableCell39">
            <text:p text:style-name="P40"><text:span text:style-name="T41">CURSO :<text:s/></text:span><text:span text:style-name="T42">TÉCNICO EM DESENVOLVIMENTO DE SISTEMAS <text:s text:c="4"/></text:span><text:span text:style-name="T43">SÉRIE:</text:span><text:span text:style-name="T44"><text:s/>3 ANO</text:span></text:p>
          </table:table-cell>
        </table:table-row>
        <table:table-row table:style-name="TableRow45">
          <table:table-cell table:style-name="TableCell46">
            <text:p text:style-name="P47"><text:span text:style-name="T48">TURMA:<text:s/></text:span><text:span text:style-name="T49">J</text:span></text:p>
          </table:table-cell>
        </table:table-row>
      </table:table>
      <text:p text:style-name="P50"/>
      <text:p text:style-name="P51"/>
      <text:p text:style-name="P52">TITULO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><text:span text:style-name="T58">Kari Berggal - Venda de arte e animação pixel art 2d editável</text:span></text:p>
          </table:table-cell>
        </table:table-row>
      </table:table>
      <text:p text:style-name="P59"/>
      <text:p text:style-name="Standard"><text:span text:style-name="T60">INTRODUÇÃO <text:s text:c="2"/></text:span><text:span text:style-name="T61"><text:s text:c="51"/></text:span>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<text:s text:c="2"/>Este trabalho tem como objetivo a conclusão do curso técnico de Desenvolvimento de Sistemas, com a criação de um site de ecommerce ou agendamento. O desenvolvimento deste projeto busca demonstrar as habilidades adquiridas ao longo do curso e a capacidade de aplicar os conhecimentos teóricos na prática.</text:p>
            <text:p text:style-name="P67"><text:s text:c="2"/>Para a produção deste site, foi necessário aplicar o conhecimento adquirido nas disciplinas técnicas de Análise e Desenvolvimento de Sistemas, onde os alunos aprenderam a armazenar e organizar dados de forma lógica, conceitual e física e a separar e documentar os requisitos necessários para a fomação do banco de dados; Programação e Desenvolvimento de sistemas aprenderam a manusear programas como Visual Studio Code para a construção do backend e frontend, e exercitaram diversas linguagens como HTML(HyperText Markup Language), PHP(HyperText Preprocessor), C e PYTHON.</text:p>
            <text:p text:style-name="P68"><text:s text:c="3"/>Com este projeto final, os alunos demonstram suas capacidades e competências para a</text:p>
            <text:p text:style-name="P69">ingressão no mercado de trabalho e ao provar seus talentos aperfeiçoados no curso</text:p>
            <text:p text:style-name="P70">técnico em Desenvolvimento de Sistemas. Almejando obter a aprovação tanto da banca quanto de seus futuros usuários que testarão e provarão seu site, sempre buscando a melhora em suas habilidades de programação, edição, interpretação de problemas e criatividade.</text:p>
          </table:table-cell>
        </table:table-row>
      </table:table>
      <text:p text:style-name="P71"/>
      <text:p text:style-name="P72">HIPÓTESE / SOLUÇÃO</text:p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P77"><text:span text:style-name="T78"><text:s/></text:span><text:span text:style-name="T79">Os bancos de imagens são necessários tanto para as ações online quanto offline e fazem parte de processos como loja virtual, newsletter, e-mail marketing site, campanhas nas redes sociais, propostas e apresentações comerciais, trade marketing e tantas outras possibilidades. Desta forma, </text:span><text:span text:style-name="T80">é importante ter um local em que os seus profissionais tenham onde buscar os conteúdos de forma simples, estruturada e única</text:span><text:span text:style-name="T81">.<text:s/></text:span></text:p>
            <text:p text:style-name="P82"><text:span text:style-name="T83"><text:s text:c="2"/>A solução encontrada para sanar esta problemática, foi reunir<text:s/></text:span><text:span text:style-name="T84">pessoas</text:span><text:span text:style-name="T85"><text:s/></text:span><text:span text:style-name="T86">em um só lugar, que estivessem em busca de arte e animação pixel art 2d editável, de forma gratuita ou<text:s/></text:span><text:soft-page-break/><text:span text:style-name="T87">não, e sendo<text:s/></text:span><text:span text:style-name="T88">encontrada em uma mesma</text:span><text:span text:style-name="T89"><text:s/></text:span><text:span text:style-name="T90">página web. Com intuito de encontrar imagens de forma rápida, prática e de qualidade.<text:s/></text:span></text:p>
            <text:p text:style-name="P91"><text:s text:c="2"/>Por que o nome Kari Berggal?</text:p>
            <text:p text:style-name="P92"><text:s text:c="2"/>Kari vem da linguagem Hauçá, e significa adenda (ou complemento) em português, ou seja, representando que nossas pixel arts são um complemento nos projetos e trabalhos das pessoas. Já Berggal é a junção do sobrenome dos criadores do pixel art (Adele Goldberg e Robert Flegal).</text:p>
            <text:p text:style-name="P93"/>
          </table:table-cell>
        </table:table-row>
      </table:table>
      <text:p text:style-name="P94"/>
      <text:p text:style-name="P95">DISCIPLINAS ENVOLVIDAS</text:p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/>
            <text:list text:style-name="WWNum1">
              <text:list-item>
                <text:p text:style-name="P101"><text:span text:style-name="T102">Análise e Projeto de Sistemas:</text:span></text:p>
              </text:list-item>
            </text:list>
            <text:p text:style-name="P103"><text:s/>-O que é análise e projetos de sistemas?</text:p>
            <text:p text:style-name="P104">A análise e projetos de sistemas é o conjunto de atividades e métodos que auxiliam no planejamento e desenvolvimento de sistemas de informação  e softwares  de forma organizada .</text:p>
            <text:p text:style-name="P105"><text:bookmark-start text:name="m_-8141329073010213140_5"/><text:span text:style-name="T106">-o que é feito na an</text:span><text:span text:style-name="T107">á</text:span><text:span text:style-name="T108">lise e projeto de sistemas?</text:span><text:bookmark-end text:name="m_-8141329073010213140_5"/></text:p>
            <text:p text:style-name="P109"><text:span text:style-name="T110">É</text:span><text:span text:style-name="T111"><text:s/>feito a extração de requisitos, especificação, design, implementação, testes e manutenção dos sistemas</text:span></text:p>
            <text:p text:style-name="P112">Desse modo, o analista de sistemas analisa qual é a exigência de organização e, a partir dos requisitos pré-estabelecidos, desenvolve uma solução personalizada para a empresa.</text:p>
            <text:p text:style-name="P113">A implementação de sistemas para empresas/projetos auxilia a comunicação interna e a coordenação dos projetos entre os cooperadores e os setores. Assim, ela facilita a execução de processos e reduz as burocracias, que tornam os serviços mais assertivos.</text:p>
            <text:p text:style-name="P114"> </text:p>
            <text:h text:style-name="P115" text:outline-level="2"><text:span text:style-name="T116">-Por que a análise e projetos de sistemas é importante?</text:span></text:h>
            <text:h text:style-name="P117" text:outline-level="2"><text:span text:style-name="T118">Pois, ela ajuda na identificação e otimização de processos, no desenvolvimento de soluções customizadas e na garantia da qualidade. Resumidamente ela é importante pois ajuda na melhor compreensão das necessidades do cliente, maior qualidade do sistema final, redução de custos e tempo e minimização de riscos</text:span><text:span text:style-name="T119">.</text:span></text:h>
            <text:list text:style-name="WWNum1" text:continue-numbering="true">
              <text:list-item>
                <text:p text:style-name="P120">Programação no Desenvolvimento de sistemas:</text:p>
              </text:list-item>
            </text:list>
            <text:p text:style-name="P121">-O que é Programação no desenvolvimento de sistemas?</text:p>
            <text:p text:style-name="P122"><text:span text:style-name="T123">O </text:span><text:span text:style-name="T124">desenvolvimento de sistemas</text:span><text:span text:style-name="T125"> é um desenvolvimento que envolve a produção de softwares<text:s/></text:span><text:span text:style-name="T126">para atender às necessidades dos clientes/empresas. os desenvolvedores trabalham na criação do design do sistema, na codificação, testes e documentação. Tem como objetivo final a implantação do software e garantir sua operação contínua.</text:span></text:p>
            <text:p text:style-name="P127">-O que faz um programador no desenvolvimento de sistemas?</text:p>
            <text:soft-page-break/>
            <text:p text:style-name="P128">O programador de sistemas é responsável por projetar, desenvolver, testar sistemas de computadores e aplicativos. O profissional trabalha com diferentes linguagens de programação e plataformas para criar aplicativos, sistemas de banco de dados e websites.</text:p>
            <text:p text:style-name="P129">-Por que Programação no desenvolvimento de sistemas é importante?</text:p>
            <text:p text:style-name="P130">O desenvolvimento de sistemas oferece várias vantagens para os projetos, pois otimiza setores de diversos segmentos das empresas, como também ajuda na redução de custos.</text:p>
            <text:p text:style-name="P131"><text:span text:style-name="T132">Eles identificam as necessidades do usuário no projeto e criam ou configuram sistemas e programas que atendam a essas necessidades.</text:span></text:p>
            <text:p text:style-name="P133"/>
            <text:list text:style-name="WWNum1" text:continue-numbering="true">
              <text:list-item>
                <text:p text:style-name="P134"><text:span text:style-name="T135">Programação Back-End:</text:span></text:p>
              </text:list-item>
            </text:list>
            <text:p text:style-name="P136">-O que é Programação back-end?</text:p>
            <text:p text:style-name="P137"><text:span text:style-name="T138">Programação back-end </text:span><text:span text:style-name="T139">é o código que une a internet com o banco de dados, gerencia as conexões dos usuários e aumenta a aplicação web</text:span><text:span text:style-name="T140">. O back-end trabalha em conjunto com o front-end para entregar o produto final para o usuário.</text:span></text:p>
            <text:p text:style-name="P141">-O que um programador de back-end faz?</text:p>
            <text:p text:style-name="P142">O desenvolvedor back-end é um profissional especializado no desenvolvimento web. Ele tem a responsabilidade de planejar, testar, programar e manter os códigos que faz a interface entre um site, o servidor e o banco de dados.</text:p>
            <text:p text:style-name="P143">-Por que Programação back-end é importante num projeto?</text:p>
            <text:p text:style-name="P144">O back-end é o que garante que tudo funcione nos bastidores. Sem um Back End otimizado e bem desenvolvido, a experiência do usuário seria comprometida e as funções básicas seriam prejudicadas.</text:p>
            <text:p text:style-name="P145"/>
            <text:p text:style-name="P146"/>
          </table:table-cell>
        </table:table-row>
      </table:table>
      <text:p text:style-name="P147"/>
      <text:p text:style-name="P148">OBJETIVO GERAL</text:p>
      <table:table table:style-name="Table149">
        <table:table-columns>
          <table:table-column table:style-name="TableColumn150"/>
        </table:table-columns>
        <table:table-row table:style-name="TableRow151">
          <table:table-cell table:style-name="TableCell152">
            <text:p text:style-name="P153"/>
            <text:p text:style-name="P154"><text:s text:c="2"/>Juntar pessoas em um só lugar, que estivessem em busca de arte e animação pixel art 2d editável, de forma gratuita ou não.</text:p>
            <text:p text:style-name="P155"/>
          </table:table-cell>
        </table:table-row>
      </table:table>
      <text:p text:style-name="P156"/>
      <text:p text:style-name="P157"/>
      <text:p text:style-name="Standard"><text:span text:style-name="T158"><text:s/></text:span><text:span text:style-name="T159">OBJETIVOS ESPECÍFICOS</text:span>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/>
            <text:p text:style-name="P165"><text:s/>Alguns dos requisitos necessários são:</text:p>
            <text:p text:style-name="P166"/>
            <text:list text:style-name="WWNum1" text:continue-numbering="true">
              <text:list-item>
                <text:p text:style-name="P167"><text:span text:style-name="T168">Cadastro do cliente;</text:span></text:p>
              </text:list-item>
              <text:list-item>
                <text:p text:style-name="P169"><text:span text:style-name="T170">Cadastro do produto;</text:span></text:p>
              </text:list-item>
              <text:list-item>
                <text:p text:style-name="P171"><text:span text:style-name="T172">Cadastro de compra;</text:span></text:p>
              </text:list-item>
              <text:list-item>
                <text:p text:style-name="P173">Tabela pedido;</text:p>
              </text:list-item>
              <text:list-item>
                <text:p text:style-name="P174"><text:span text:style-name="T175">Inserção de imagens do produto;</text:span></text:p>
              </text:list-item>
              <text:list-item>
                <text:p text:style-name="P176"><text:span text:style-name="T177">Detalhamento do produto.</text:span></text:p>
              </text:list-item>
            </text:list>
            <text:p text:style-name="P178"/>
          </table:table-cell>
        </table:table-row>
      </table:table>
      <text:p text:style-name="P179"/>
      <text:p text:style-name="P180"/>
      <text:p text:style-name="P181"><text:span text:style-name="T182"><text:s/></text:span><text:span text:style-name="T183">PROCEDIMENTOS METODOLÓGICOS</text:span></text:p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P188"><text:span text:style-name="T189">Descrição dos métodos e procedimentos que nortearão a busca de informações para responder o problema de pesquisa:</text:span></text:p>
            <text:list text:style-name="WWNum1" text:continue-numbering="true">
              <text:list-item>
                <text:p text:style-name="P190"><text:span text:style-name="T191">Escolhemos as duplas;</text:span></text:p>
              </text:list-item>
              <text:list-item>
                <text:p text:style-name="P192">Baseamos a nossa pesquisa de um problema encontrado no nosso dia-a-dia escolar, onde temos que (como técnicos em desenvolvimento de sistemas), providenciar tipos diferentes de imagens para os nossos sites, e também, foi pensado no geral, pessoas que gostariam de ter lojas virtuais, newsletter, e-mail marketing site, campanhas nas redes sociais, propostas e apresentações comerciais, trade marketing e tantas outras possibilidades;</text:p>
              </text:list-item>
              <text:list-item>
                <text:p text:style-name="P193"><text:span text:style-name="T194">Encontramos a solução para o problema identificado;</text:span></text:p>
              </text:list-item>
              <text:list-item>
                <text:p text:style-name="P195">Utilizamos de pesquisas bibliográficas para encontrar produtos semelhantes ao nosso, para assim destacar o diferencial (alguns desses exemplos incluem-se o site “Flaticon”, “Storyset” e “Drawkit”);</text:p>
              </text:list-item>
              <text:list-item>
                <text:p text:style-name="P196">Fizemos o levantamento de requisitos;</text:p>
              </text:list-item>
              <text:list-item>
                <text:p text:style-name="P197">Estruturamos o Pré-projeto;</text:p>
              </text:list-item>
              <text:list-item>
                <text:p text:style-name="P198"><text:span text:style-name="T199"><text:s/>Entregamos o Pré-projeto;</text:span></text:p>
              </text:list-item>
              <text:list-item>
                <text:p text:style-name="P200">Iniciamos a abstração do banco de dados e fizemos o modelo conceitual, lógico e físico;</text:p>
              </text:list-item>
              <text:list-item>
                <text:p text:style-name="P201">Entregamos o Banco de Dados;</text:p>
              </text:list-item>
              <text:list-item>
                <text:p text:style-name="P202">Realizamos a programação Web;</text:p>
              </text:list-item>
              <text:list-item>
                <text:p text:style-name="P203">Entregamos o PCC;</text:p>
              </text:list-item>
              <text:list-item>
                <text:p text:style-name="P204">Fizemos a apresentação do trabalho de conclusão de curso durante a Expoceep.</text:p>
              </text:list-item>
            </text:list>
          </table:table-cell>
        </table:table-row>
      </table:table>
      <text:p text:style-name="P205"/>
      <text:p text:style-name="Standard"><text:span text:style-name="T206"><text:s/></text:span><text:span text:style-name="T207">BIBLIOGRAFIA</text:span></text:p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p text:style-name="P212"/>
            <text:list text:style-name="WWNum1" text:continue-numbering="true">
              <text:list-item>
                <text:p text:style-name="P213"><text:span text:style-name="T214">Análise e Projeto de Sistemas:</text:span></text:p>
              </text:list-item>
            </text:list>
            <text:p text:style-name="P215"><text:span text:style-name="T216">1-</text:span><text:a xlink:href="https://multivix.edu.br/blog/analise-e-projetos-de-sistemas-o-que-faz/:~:text=An%C3%A1lise%20e%20projetos%20de%20sistemas%20s%C3%A3o%20duas%20etapas%20do%20ciclo,atenda%20%C3%A0s%20expectativas%20d" office:target-frame-name="_blank" xlink:show="new"><text:span text:style-name="T217">https://multivix.edu.br/blog/analise-e-projetos-de-sistemas-o-que-faz/#:~:text=An%C3%A1lise%20e%20projetos%20de%20sistemas%20s%C3%A3o%20duas%20etapas</text:span><text:soft-page-break/><text:span text:style-name="T218">%20do%20ciclo,atenda%20%C3%A0s%20expectativas%20do%20cliente</text:span></text:a><text:span text:style-name="T219">.</text:span></text:p>
            <text:p text:style-name="P220"><text:span text:style-name="T221">2-</text:span><text:a xlink:href="https://www.pontotel.com.br/sistemas-para-empresas/#:~:text=A%20implementa%C3%A7%C3%A3o%20de%20sistemas%20para,tornam%20mais%20%C3%A1geis%20e%20assertivos" office:target-frame-name="_blank" xlink:show="new"><text:span text:style-name="T222">https://www.pontotel.com.br/sistemas-para-empresas/#:~:text=A%20implementa%C3%A7%C3%A3o%20de%20sistemas%20para,tornam%20mais%20%C3%A1geis%20e%20assertivos</text:span></text:a><text:span text:style-name="T223">.</text:span></text:p>
            <text:h text:style-name="P224" text:outline-level="2"><text:span text:style-name="T225"><text:s text:c="10"/></text:span><text:span text:style-name="T226">3-</text:span><text:a xlink:href="https://awari.com.br/analise-de-sistemas-uma-carreira-" office:target-frame-name="_blank" xlink:show="new"><text:span text:style-name="T227">https://awari.com.br/analise-de-sistemas-uma-carreira-</text:span></text:a></text:h>
            <text:p text:style-name="P228"/>
            <text:list text:style-name="WWNum1" text:continue-numbering="true">
              <text:list-item>
                <text:p text:style-name="P229">Programação no Desenvolvimento de sistemas:</text:p>
              </text:list-item>
            </text:list>
            <text:p text:style-name="P230"><text:span text:style-name="T231">1-</text:span><text:a xlink:href="https://www.eniac.edu.br/blog/desenvolvimento-de-sistemas-o-que-e-como-funciona-e-mais#:~:text=O%20desenvolvimento%20de%20sistemas%20%C3%A9,%2C%20codifica%C3%A7%C3%A3o%2C%20testes%20e%20documenta%C3%A7%C3%A3o" office:target-frame-name="_blank" xlink:show="new"><text:span text:style-name="T232">https://www.eniac.edu.br/blog/desenvolvimento-de-sistemas-o-que-e-como-funciona-e-mais#:~:text=O%20desenvolvimento%20de%20sistemas%20%C3%A9,%2C%20codifica%C3%A7%C3%A3o%2C%20testes%20e%20documenta%C3%A7%C3%A3o</text:span></text:a><text:span text:style-name="T233">.</text:span></text:p>
            <text:p text:style-name="P234"><text:span text:style-name="T235"><text:s text:c="14"/></text:span><text:span text:style-name="T236">2-</text:span><text:a xlink:href="https://querobolsa.com.br/carreiras-e-profissoes/programador-de-sistemas-de-informacao" office:target-frame-name="_blank" xlink:show="new"><text:span text:style-name="T237">https://querobolsa.com.br/carreiras-e-profissoes/programador-de-sistemas-de-informacao</text:span></text:a></text:p>
            <text:p text:style-name="P238"><text:span text:style-name="T239"> </text:span><text:span text:style-name="T240"><text:s text:c="12"/></text:span><text:span text:style-name="T241"><text:s/></text:span><text:span text:style-name="T242">3-</text:span><text:a xlink:href="https://polijunior.com.br/blog/desenvolvimento-de-software/" office:target-frame-name="_blank" xlink:show="new"><text:span text:style-name="T243">https://polijunior.com.br/blog/desenvolvimento-de-software/</text:span></text:a></text:p>
            <text:p text:style-name="P244"><text:span text:style-name="T245"><text:s text:c="11"/></text:span><text:span text:style-name="T246">4-</text:span><text:a xlink:href="https://www.glassdoor.com.br/Carreira/desenvolvedor-de-sistemas-carreira_KO0,25.htm#:~:text=Eles%20identificam%20e%20avaliam%20as,que%20atendam%20a%20essas%20necessidades" office:target-frame-name="_blank" xlink:show="new"><text:span text:style-name="T247">https://www.glassdoor.com.br/Carreira/desenvolvedor-de-sistemas-carreira_KO0,25.htm#:~:text=Eles%20identificam%20e%20avaliam%20as,que%20atendam%20a%20essas%20necessidades</text:span></text:a><text:span text:style-name="T248">.</text:span></text:p>
            <text:list text:style-name="WWNum1" text:continue-numbering="true">
              <text:list-item>
                <text:p text:style-name="P249"><text:span text:style-name="T250">Programação Back-End:</text:span></text:p>
              </text:list-item>
            </text:list>
            <text:p text:style-name="P251"><text:span text:style-name="T252"><text:s text:c="9"/></text:span><text:span text:style-name="T253">1-</text:span><text:a xlink:href="https://harve.com.br/blog/desenvolvimento-web/o-que-e-backend-guia-completo/#:~:text=%C3%89%20o%20c%C3%B3digo%20que%20conecta,produto%20para%20o%20usu%C3%A1rio%20final" office:target-frame-name="_blank" xlink:show="new"><text:span text:style-name="T254">https://harve.com.br/blog/desenvolvimento-web/o-que-e-backend-guia-completo/#:~:text=%C3%89%20o%20c%C3%B3digo%20que%20conecta,produto%20para%20o%20usu%C3%A1rio%20final</text:span></text:a><text:span text:style-name="T255">.</text:span></text:p>
            <text:p text:style-name="P256"><text:span text:style-name="T257"><text:s text:c="9"/></text:span><text:span text:style-name="T258">2-</text:span><text:a xlink:href="https://querobolsa.com.br/carreiras-e-profissoes/desenvolvedor-back-end" office:target-frame-name="_blank" xlink:show="new"><text:span text:style-name="T259">https://querobolsa.com.br/carreiras-e-profissoes/desenvolvedor-back-end</text:span></text:a></text:p>
            <text:p text:style-name="P260"><text:span text:style-name="T261"><text:s text:c="9"/></text:span><text:span text:style-name="T262">3-</text:span><text:a xlink:href="https://awari.com.br/o-que-e-back-end-entenda-a-importancia-dessa-area-na-tecnologia-e-como-ingressar-nela/?utm_source=blog&amp;utm_campaign=projeto+blog&amp;utm_medium=O%20que%20%C3%A9%20Back%20End:%20Entenda%20a%20Import%C3%A2ncia%20Dessa%20%C3%81rea%20na%20Tecnologia%20e%20como%20Ingressar%20Nela" office:target-frame-name="_blank" xlink:show="new"><text:span text:style-name="T263">https://awari.com.br/o-que-e-back-end-entenda-a-importancia-dessa-area-na-tecnologia-e-como-ingressar-nela/?utm_source=blog&amp;utm_campaign=projeto+blog&amp;utm_medium=O%20que%20%C3%A9%20Back%20End:%20Entenda%20a%20Import%C3%A2ncia%20Dessa%20%C3%81rea%20na%20Tecnologia%20e%20como%20Ingressar%20Nela</text:span></text:a></text:p>
            <text:list text:style-name="WWNum1" text:continue-numbering="true">
              <text:list-item>
                <text:p text:style-name="P264"><text:span text:style-name="T265">Bibliografias extras:</text:span></text:p>
              </text:list-item>
            </text:list>
            <text:p text:style-name="Standard"><text:a xlink:href="https://huntag.com.br/comunicacao/banco-de-imagens-corporativo-e-marca/#:~:text=Os%20bancos%20de%20imagens%20s%C3%A3o,marketing%20e%20tantas%20outras%20possibilidades" office:target-frame-name="_top" xlink:show="replace"><text:span text:style-name="T266">https://huntag.com.br/comunicacao/banco-de-imagens-corporativo-e-marca/#:~:text=Os%20bancos%20de%20imagens%20s%C3%A3o,marketing%20e%20tantas%20outras%20possibilidades</text:span></text:a><text:span text:style-name="T267">.</text:span></text:p>
            <text:p text:style-name="Standard"/>
          </table:table-cell>
        </table:table-row>
      </table:table>
      <text:p text:style-name="P268"/>
      <text:p text:style-name="Standard"><text:span text:style-name="T269"><text:s/></text:span><text:span text:style-name="T270">CRONOGRAMA DE ATIVIDADES</text:span>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Standard"><text:span text:style-name="T284">Atividades</text:span></text:p>
          </table:table-cell>
          <table:table-cell table:style-name="TableCell285">
            <text:p text:style-name="Standard"><text:span text:style-name="T286">Abr</text:span></text:p>
          </table:table-cell>
          <table:table-cell table:style-name="TableCell287">
            <text:p text:style-name="Standard"><text:span text:style-name="T288">Mai</text:span></text:p>
          </table:table-cell>
          <table:table-cell table:style-name="TableCell289">
            <text:p text:style-name="Standard"><text:span text:style-name="T290">Jun</text:span></text:p>
          </table:table-cell>
          <table:table-cell table:style-name="TableCell291">
            <text:p text:style-name="Standard"><text:span text:style-name="T292">Jul</text:span></text:p>
          </table:table-cell>
          <table:table-cell table:style-name="TableCell293">
            <text:p text:style-name="Standard"><text:span text:style-name="T294">Ago</text:span></text:p>
          </table:table-cell>
          <table:table-cell table:style-name="TableCell295">
            <text:p text:style-name="Standard"><text:span text:style-name="T296">Set</text:span></text:p>
          </table:table-cell>
          <table:table-cell table:style-name="TableCell297">
            <text:p text:style-name="Standard"><text:span text:style-name="T298">Out</text:span></text:p>
          </table:table-cell>
          <table:table-cell table:style-name="TableCell299">
            <text:p text:style-name="Standard"><text:span text:style-name="T300">Nov</text:span></text:p>
          </table:table-cell>
          <table:table-cell table:style-name="TableCell301">
            <text:p text:style-name="Standard"><text:span text:style-name="T302">Dez</text:span></text:p>
          </table:table-cell>
        </table:table-row>
        <table:table-row table:style-name="TableRow303">
          <table:table-cell table:style-name="TableCell304">
            <text:p text:style-name="Standard"><text:span text:style-name="T305">Referencial Teórico</text:span></text:p>
          </table:table-cell>
          <table:table-cell table:style-name="TableCell306">
            <text:p text:style-name="P307">x</text:p>
          </table:table-cell>
          <table:table-cell table:style-name="TableCell308">
            <text:p text:style-name="P309">x</text:p>
          </table:table-cell>
          <table:table-cell table:style-name="TableCell310">
            <text:p text:style-name="P311">x</text:p>
          </table:table-cell>
          <table:table-cell table:style-name="TableCell312">
            <text:p text:style-name="P313">x</text:p>
          </table:table-cell>
          <table:table-cell table:style-name="TableCell314">
            <text:p text:style-name="P315">x</text:p>
          </table:table-cell>
          <table:table-cell table:style-name="TableCell316">
            <text:p text:style-name="P317">x</text:p>
          </table:table-cell>
          <table:table-cell table:style-name="TableCell318">
            <text:p text:style-name="P319">x</text:p>
          </table:table-cell>
          <table:table-cell table:style-name="TableCell320">
            <text:p text:style-name="P321">x</text:p>
          </table:table-cell>
          <table:table-cell table:style-name="TableCell322">
            <text:p text:style-name="P323">x</text:p>
          </table:table-cell>
        </table:table-row>
        <table:table-row table:style-name="TableRow324">
          <table:table-cell table:style-name="TableCell325">
            <text:p text:style-name="Standard"><text:span text:style-name="T326">Escolha do tema</text:span></text:p>
          </table:table-cell>
          <table:table-cell table:style-name="TableCell327">
            <text:p text:style-name="P328">x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Standard"><text:span text:style-name="T347">Levantamento dos Requisitos</text:span></text:p>
          </table:table-cell>
          <table:table-cell table:style-name="TableCell348">
            <text:p text:style-name="P349">x</text:p>
          </table:table-cell>
          <table:table-cell table:style-name="TableCell350">
            <text:p text:style-name="P351">x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ext:soft-page-break/>
        <table:table-row table:style-name="TableRow366">
          <table:table-cell table:style-name="TableCell367">
            <text:p text:style-name="Standard"><text:span text:style-name="T368">Introdução <text:s/>e entrega do referencial teórico</text:span>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x</text:p>
          </table:table-cell>
          <table:table-cell table:style-name="TableCell375">
            <text:p text:style-name="P376">x</text:p>
          </table:table-cell>
          <table:table-cell table:style-name="TableCell377">
            <text:p text:style-name="P378">x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Standard"><text:span text:style-name="T389">Modelagem</text:span>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x</text:p>
          </table:table-cell>
          <table:table-cell table:style-name="TableCell394">
            <text:p text:style-name="P395">x</text:p>
          </table:table-cell>
          <table:table-cell table:style-name="TableCell396">
            <text:p text:style-name="P397">x</text:p>
          </table:table-cell>
          <table:table-cell table:style-name="TableCell398">
            <text:p text:style-name="P399">x</text:p>
          </table:table-cell>
          <table:table-cell table:style-name="TableCell400">
            <text:p text:style-name="P401">x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Standard"><text:span text:style-name="T410">Conclusão</text:span></text:p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>x</text:p>
          </table:table-cell>
          <table:table-cell table:style-name="TableCell423">
            <text:p text:style-name="P424">x</text:p>
          </table:table-cell>
          <table:table-cell table:style-name="TableCell425">
            <text:p text:style-name="P426">x</text:p>
          </table:table-cell>
          <table:table-cell table:style-name="TableCell427">
            <text:p text:style-name="P428">x</text:p>
          </table:table-cell>
        </table:table-row>
        <table:table-row table:style-name="TableRow429">
          <table:table-cell table:style-name="TableCell430">
            <text:p text:style-name="Standard"><text:span text:style-name="T431">Entrega da versão para apresentação na Expoceep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>x</text:p>
          </table:table-cell>
          <table:table-cell table:style-name="TableCell446">
            <text:p text:style-name="P447">x</text:p>
          </table:table-cell>
          <table:table-cell table:style-name="TableCell448">
            <text:p text:style-name="P449">x</text:p>
          </table:table-cell>
        </table:table-row>
        <table:table-row table:style-name="TableRow450">
          <table:table-cell table:style-name="TableCell451">
            <text:p text:style-name="Standard"><text:span text:style-name="T452">Expoceep</text:span>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>x</text:p>
          </table:table-cell>
          <table:table-cell table:style-name="TableCell467">
            <text:p text:style-name="P468">x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Standard"><text:span text:style-name="T473">Entrega com complementação versão final</text:span></text:p>
            <text:p text:style-name="Standard"><text:span text:style-name="T474">Corrigida</text:span></text:p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>x</text:p>
          </table:table-cell>
          <table:table-cell table:style-name="TableCell489">
            <text:p text:style-name="P490">x</text:p>
          </table:table-cell>
          <table:table-cell table:style-name="TableCell491">
            <text:p text:style-name="P492">x</text:p>
          </table:table-cell>
        </table:table-row>
      </table:table>
      <text:p text:style-name="P493"/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Standard"><text:span text:style-name="T500">Autorizado</text:span></text:p>
          </table:table-cell>
          <table:table-cell table:style-name="TableCell501">
            <text:p text:style-name="Standard"><text:span text:style-name="T502">Professor(a)</text:span></text:p>
          </table:table-cell>
          <table:table-cell table:style-name="TableCell503">
            <text:p text:style-name="Standard"><text:span text:style-name="T504">Data</text:span></text:p>
          </table:table-cell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  <text:p text:style-name="P512"/>
          </table:table-cell>
        </table:table-row>
      </table:table>
      <text:p text:style-name="P513"/>
      <text:p text:style-name="P5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Montserrat" svg:font-family="Montserra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fo:widows="2" fo:orphans="2" style:vertical-align="auto" fo:margin-top="0.0694in" fo:margin-bottom="0.0694in"/>
      <style:text-properties fo:font-weight="bold" style:font-weight-asian="bold" style:font-weight-complex="bold" fo:font-size="18pt" style:font-size-asian="18pt" style:font-size-complex="18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 style:nex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ecuodecorpodetexto31" style:display-name="Recuo de corpo de texto 31" style:family="paragraph" style:parent-style-name="Standard">
      <style:paragraph-properties fo:text-align="justify" fo:line-height="150%" fo:margin-left="1.1812in">
        <style:tab-stops/>
      </style:paragraph-properties>
      <style:text-properties style:font-name="Arial" style:font-name-asian="Arial" style:font-name-complex="Times New Roman" fo:font-size="12pt" style:font-size-asian="12pt" style:font-size-complex="10pt" fo:hyphenate="false"/>
    </style:style>
    <style:style style:name="Textodebalão1" style:display-name="Texto de balão1" style:family="paragraph" style:parent-style-name="Standard">
      <style:text-properties style:font-name="Tahoma" style:font-name-asian="Tahoma" style:font-name-complex="Times New Roman" fo:font-size="8pt" style:font-size-asian="8pt" style:font-size-complex="8pt" fo:hyphenate="false"/>
    </style:style>
    <style:style style:name="DefaultParagraphFontWW" style:display-name="Default Paragraph Font (WW)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cuodecorpodetexto3Char" style:display-name="Recuo de corpo de texto 3 Char" style:family="text">
      <style:text-properties style:font-name="Arial" style:font-name-asian="Times New Roman" style:font-name-complex="Arial" fo:font-size="12pt" style:font-size-asian="12pt"/>
    </style:style>
    <style:style style:name="CabeçalhoChar" style:display-name="Cabeçalho Char" style:family="text">
      <style:text-properties style:font-name-asian="Times New Roman" style:font-name-complex="Calibri" fo:font-size="11pt" style:font-size-asian="11pt" style:font-size-complex="11pt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RodapéChar" style:display-name="Rodapé Char" style:family="text">
      <style:text-properties style:font-name-asian="Times New Roman" style:font-name-complex="Calibri" fo:font-size="11pt" style:font-size-asian="11pt" style:font-size-complex="11pt"/>
    </style:style>
    <style:style style:name="WW8Num1z0" style:display-name="WW8Num1z0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Fonteparág.padrão1" style:display-name="Fonte parág. padrão1" style:family="text"/>
    <style:style style:name="ListLabel1" style:display-name="ListLabel 1" style:family="text">
      <style:text-properties style:font-name-complex="Courier New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fo:font-size="12pt" style:font-size-asian="12pt" style:font-size-complex="12pt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false"/>
    </style:style>
    <style:style style:name="Título2Char" style:display-name="Título 2 Char" style:family="text" style:parent-style-name="Fonteparág.padrão">
      <style:text-properties fo:font-weight="bold" style:font-weight-asian="bold" style:font-weight-complex="bold" fo:font-size="18pt" style:font-size-asian="18pt" style:font-size-complex="18pt" style:language-asian="pt" style:country-asian="BR" style:language-complex="ar" style:country-complex="SA"/>
    </style:style>
    <style:style style:name="WW_CharLFO1LVL1" style:family="text">
      <style:text-properties style:font-name="Courier New" style:font-name-complex="Courier New"/>
    </style:style>
    <text:list-style style:name="WWNum1" style:display-name="WWNum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6" style:parent-style-name="Cabeçalho" style:family="paragraph">
      <style:paragraph-properties fo:text-align="center">
        <style:tab-stops>
          <style:tab-stop style:type="center" style:position="2.1659in"/>
          <style:tab-stop style:type="right" style:position="5.9055in"/>
        </style:tab-stops>
      </style:paragraph-properties>
    </style:style>
    <style:style style:name="T7" style:parent-style-name="Fonteparág.padrão" style:family="text">
      <style:text-properties style:font-name="Arial" style:font-name-complex="Arial" fo:font-weight="bold" style:font-weight-asian="bold" fo:color="#000000" fo:letter-spacing="0.0138in" fo:font-size="8pt" style:font-size-asian="8pt" style:font-size-complex="8pt"/>
    </style:style>
    <style:style style:name="T8" style:parent-style-name="Fonteparág.padrão" style:family="text">
      <style:text-properties style:font-name="SimSun" style:font-name-asian="SimSun" style:font-name-complex="SimSun"/>
    </style:style>
    <style:style style:name="T9" style:parent-style-name="Fonteparág.padrão" style:family="text">
      <style:text-properties style:font-name-complex="Arial" fo:font-weight="bold" style:font-weight-asian="bold" fo:color="#000000" fo:font-size="8pt" style:font-size-asian="8pt" style:font-size-complex="8pt"/>
    </style:style>
    <style:style style:name="P10" style:parent-style-name="Cabeçalho" style:family="paragraph">
      <style:paragraph-properties fo:text-align="center">
        <style:tab-stops>
          <style:tab-stop style:type="center" style:position="2.5597in"/>
          <style:tab-stop style:type="right" style:position="5.9055in"/>
        </style:tab-stops>
      </style:paragraph-properties>
    </style:style>
    <style:style style:name="T11" style:parent-style-name="Internetlink" style:family="text">
      <style:text-properties style:font-name="Arial" style:font-name-complex="Arial" fo:font-size="8pt" style:font-size-asian="8pt" style:font-size-complex="8pt"/>
    </style:style>
    <style:style style:name="P12" style:parent-style-name="Cabeçalho" style:family="paragraph">
      <style:paragraph-properties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13" style:parent-style-name="Fonteparág.padrão" style:family="text">
      <style:text-properties style:font-name-asian="Calibri" style:font-name-complex="Calibri"/>
    </style:style>
  </office:automatic-styles>
  <office:master-styles>
    <style:master-page style:name="MP0" style:page-layout-name="PL0">
      <style:header>
        <text:p text:style-name="P6"><text:bookmark-start text:name="OLE_LINK65"/><text:bookmark-start text:name="OLE_LINK66"/><text:bookmark-start text:name="_Hlk252534110"/><draw:frame draw:z-index="251658240" draw:id="id0" draw:style-name="a0" draw:name="Objeto1" text:anchor-type="paragraph" svg:x="-0.82292in" svg:y="-0.05972in" svg:width="0.69722in" svg:height="0.53125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7">CENTRO ESTADUAL DE EDUCAÇÃO PROFISSIONAL PEDRO BOARETTO NETO</text:span><text:bookmark-end text:name="OLE_LINK65"/><text:bookmark-end text:name="OLE_LINK66"/><text:bookmark-end text:name="_Hlk252534110"/></text:p>
        <text:p text:style-name="Cabeçalho"><text:span text:style-name="T8"><text:s text:c="2"/></text:span><text:span text:style-name="T9">Res. Nº: 2418/01 – DOE: 26/10/2001 – Res. Rec. Nº: 6061/2011 – DOE: 02/02/2012 - <text:s/>(45)3226-2369 <text:s/>- <text:s/>Cascavel <text:s/>-PR</text:span></text:p>
        <text:p text:style-name="P10"><text:a xlink:href="http://www.ceepcascavel.com.br/" office:target-frame-name="_top" xlink:show="replace"><text:span text:style-name="T11">http://www.ceepcascavel.com.br</text:span></text:a></text:p>
        <text:p text:style-name="P12"><text:span text:style-name="T13"><text:s/></text:span><text:tab/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740.ch sg2</meta:initial-creator>
    <dc:creator>Mirian Carla Goulart</dc:creator>
    <meta:creation-date>2024-05-14T14:43:00Z</meta:creation-date>
    <dc:date>2024-05-16T01:56:00Z</dc:date>
    <meta:print-date>2013-03-13T19:42:00Z</meta:print-date>
    <meta:template xlink:href="Normal" xlink:type="simple"/>
    <meta:editing-cycles>7</meta:editing-cycles>
    <meta:editing-duration>PT21840S</meta:editing-duration>
    <meta:user-defined meta:name="KSOProductBuildVer">1046-11.2.0.8343</meta:user-defined>
    <meta:document-statistic meta:page-count="6" meta:paragraph-count="23" meta:word-count="1871" meta:character-count="11955" meta:row-count="84" meta:non-whitespace-character-count="10107"/>
  </office:meta>
</office:document-meta>
</file>